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0.501cm"/>
    </style:style>
    <style:style style:name="gr7" style:family="graphic" style:parent-style-name="standard">
      <style:graphic-properties draw:stroke="none" draw:fill="none" fo:min-height="1.001cm"/>
    </style:style>
    <style:style style:name="gr8" style:family="graphic" style:parent-style-name="standard">
      <style:graphic-properties draw:stroke="none" draw:fill="none" fo:min-height="0.823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1.05cm"/>
    </style:style>
    <style:style style:name="gr11" style:family="graphic" style:parent-style-name="standard">
      <style:graphic-properties draw:stroke="none" draw:fill="none" fo:min-height="0.999cm"/>
    </style:style>
    <style:style style:name="gr12" style:family="graphic" style:parent-style-name="standard">
      <style:graphic-properties draw:stroke="none" draw:fill="none" fo:min-height="0.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</text:span><text:span text:style-name="T1">neParti</text:span><text:span text:style-name="T1">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cm" svg:y1="3.8cm" svg:x2="23.8cm" svg:y2="3.8cm">
          <text:p/>
        </draw:line>
        <draw:line draw:style-name="gr2" draw:text-style-name="P3" draw:layer="layout" svg:x1="17.8cm" svg:y1="3.2cm" svg:x2="18.8cm" svg:y2="3.2cm">
          <text:p/>
        </draw:line>
        <draw:custom-shape draw:style-name="gr1" draw:text-style-name="P2" xml:id="id2" draw:id="id2" draw:layer="layout" svg:width="4cm" svg:height="1cm" svg:x="1.6cm" svg:y="9.3cm">
          <text:p text:style-name="P1"><text:span text:style-name="T1">In</text:span><text:span text:style-name="T1">iti</text:span><text:span text:style-name="T1">ali</text:span><text:span text:style-name="T1">se</text:span><text:span text:style-name="T1">rP</text:span><text:span text:style-name="T1">lat</text:span><text:span text:style-name="T1">ea</text:span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</text:span><text:span text:style-name="T1">ue</text:span><text:span text:style-name="T1">rU</text:span><text:span text:style-name="T1">n</text:span><text:span text:style-name="T1">To</text:span><text:span text:style-name="T1">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3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4" draw:id="id4" draw:layer="layout" svg:width="4cm" svg:height="1cm" svg:x="28.7cm" svg:y="8.4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7.7cm" svg:y1="8.6cm" svg:x2="28.7cm" svg:y2="8.6cm">
          <text:p/>
        </draw:line>
        <draw:line draw:style-name="gr2" draw:text-style-name="P3" draw:layer="layout" svg:x1="27.7cm" svg:y1="9.2cm" svg:x2="28.7cm" svg:y2="9.2cm">
          <text:p/>
        </draw:line>
        <draw:custom-shape draw:style-name="gr1" draw:text-style-name="P2" xml:id="id5" draw:id="id5" draw:layer="layout" svg:width="4cm" svg:height="1cm" svg:x="20.3cm" svg:y="13.557cm">
          <text:p text:style-name="P1"><text:span text:style-name="T1">Pl</text:span><text:span text:style-name="T1">at</text:span><text:span text:style-name="T1">ea</text:span><text:span text:style-name="T1">u</text:span><text:span text:style-name="T1">Re</text:span><text:span text:style-name="T1">m</text:span><text:span text:style-name="T1">pl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cm" svg:x="32.6cm" svg:y="12.425cm">
          <text:p text:style-name="P1"><text:span text:style-name="T1">C</text:span><text:span text:style-name="T1">ou</text:span><text:span text:style-name="T1">p</text:span><text:span text:style-name="T1">Va</text:span><text:span text:style-name="T1">lid</text:span><text:span text:style-name="T1">eE</text:span><text:span text:style-name="T1">xis</text:span><text:span text:style-name="T1">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7cm" svg:y1="9.4cm" svg:x2="22.3cm" svg:y2="13.557cm" draw:start-shape="id4" draw:start-glue-point="2" draw:end-shape="id5" draw:end-glue-point="0" svg:d="M30700 9400l-8400 4157" svg:viewBox="0 0 8401 4158">
          <text:p/>
        </draw:connector>
        <draw:connector draw:style-name="gr3" draw:text-style-name="P3" draw:layer="layout" draw:type="line" svg:x1="30.7cm" svg:y1="9.4cm" svg:x2="34.6cm" svg:y2="12.425cm" draw:start-shape="id4" draw:start-glue-point="2" draw:end-shape="id6" draw:end-glue-point="0" svg:d="M30700 9400l3900 3025" svg:viewBox="0 0 3901 3026">
          <text:p/>
        </draw:connector>
        <draw:custom-shape draw:style-name="gr4" draw:text-style-name="P2" xml:id="id7" draw:id="id7" draw:layer="layout" svg:width="4.5cm" svg:height="1cm" svg:x="32.4cm" svg:y="15.425cm">
          <text:p text:style-name="P1"><text:span text:style-name="T1">ChercherTous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4.6cm" svg:y1="13.425cm" svg:x2="34.65cm" svg:y2="15.425cm" draw:start-shape="id6" draw:start-glue-point="2" draw:end-shape="id7" draw:end-glue-point="0" svg:d="M34600 13425l50 2000" svg:viewBox="0 0 51 2001">
          <text:p/>
        </draw:connector>
        <draw:frame draw:style-name="gr5" draw:text-style-name="P4" draw:layer="layout" svg:width="3.034cm" svg:height="0.807cm" svg:x="23.766cm" svg:y="3.4cm">
          <draw:text-box>
            <text:p><text:span text:style-name="T2">Couleur</text:span></text:p>
          </draw:text-box>
        </draw:frame>
        <draw:frame draw:style-name="gr6" draw:text-style-name="P4" draw:layer="layout" svg:width="2.5cm" svg:height="0.751cm" svg:x="16.1cm" svg:y="2.7cm">
          <draw:text-box>
            <text:p><text:span text:style-name="T2">Couleur</text:span></text:p>
          </draw:text-box>
        </draw:frame>
        <draw:frame draw:style-name="gr7" draw:text-style-name="P4" draw:layer="layout" svg:width="2.234cm" svg:height="1.251cm" svg:x="25.9cm" svg:y="8.149cm">
          <draw:text-box>
            <text:p><text:span text:style-name="T2">Couleur</text:span></text:p>
          </draw:text-box>
        </draw:frame>
        <draw:frame draw:style-name="gr8" draw:text-style-name="P4" draw:layer="layout" svg:width="2.4cm" svg:height="1.073cm" svg:x="26cm" svg:y="8.8cm">
          <draw:text-box>
            <text:p><text:span text:style-name="T2">Plateau</text:span></text:p>
          </draw:text-box>
        </draw:frame>
        <draw:line draw:style-name="gr2" draw:text-style-name="P3" draw:layer="layout" svg:x1="31.6cm" svg:y1="12.634cm" svg:x2="32.6cm" svg:y2="12.634cm">
          <text:p/>
        </draw:line>
        <draw:line draw:style-name="gr2" draw:text-style-name="P3" draw:layer="layout" svg:x1="31.6cm" svg:y1="13.234cm" svg:x2="32.6cm" svg:y2="13.234cm">
          <text:p/>
        </draw:line>
        <draw:frame draw:style-name="gr8" draw:text-style-name="P4" draw:layer="layout" svg:width="2.4cm" svg:height="1.073cm" svg:x="30cm" svg:y="12.325cm">
          <draw:text-box>
            <text:p><text:span text:style-name="T2">Plateau</text:span></text:p>
          </draw:text-box>
        </draw:frame>
        <draw:frame draw:style-name="gr7" draw:text-style-name="P4" draw:layer="layout" svg:width="2.034cm" svg:height="1.251cm" svg:x="29.966cm" svg:y="12.927cm">
          <draw:text-box>
            <text:p><text:span text:style-name="T2">Couleur</text:span></text:p>
          </draw:text-box>
        </draw:frame>
        <draw:line draw:style-name="gr2" draw:text-style-name="P3" draw:layer="layout" svg:x1="31.434cm" svg:y1="15.634cm" svg:x2="32.434cm" svg:y2="15.634cm">
          <text:p/>
        </draw:line>
        <draw:line draw:style-name="gr2" draw:text-style-name="P3" draw:layer="layout" svg:x1="31.434cm" svg:y1="16.234cm" svg:x2="32.434cm" svg:y2="16.234cm">
          <text:p/>
        </draw:line>
        <draw:frame draw:style-name="gr7" draw:text-style-name="P4" draw:layer="layout" svg:width="1.9cm" svg:height="1.251cm" svg:x="29.6cm" svg:y="15.225cm">
          <draw:text-box>
            <text:p><text:span text:style-name="T2">Couleur</text:span></text:p>
          </draw:text-box>
        </draw:frame>
        <draw:frame draw:style-name="gr8" draw:text-style-name="P4" draw:layer="layout" svg:width="2.934cm" svg:height="1.073cm" svg:x="29.5cm" svg:y="15.927cm">
          <draw:text-box>
            <text:p><text:span text:style-name="T2">Plateau</text:span></text:p>
          </draw:text-box>
        </draw:frame>
        <draw:line draw:style-name="gr2" draw:text-style-name="P3" draw:layer="layout" svg:x1="13cm" svg:y1="9.415cm" svg:x2="14cm" svg:y2="9.415cm">
          <text:p/>
        </draw:line>
        <draw:line draw:style-name="gr2" draw:text-style-name="P3" draw:layer="layout" svg:x1="13cm" svg:y1="9.715cm" svg:x2="14cm" svg:y2="9.715cm">
          <text:p/>
        </draw:line>
        <draw:line draw:style-name="gr2" draw:text-style-name="P3" draw:layer="layout" svg:x1="13cm" svg:y1="10.015cm" svg:x2="14cm" svg:y2="10.015cm">
          <text:p/>
        </draw:line>
        <draw:frame draw:style-name="gr8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7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2" draw:text-style-name="P3" draw:layer="layout" svg:x1="19.334cm" svg:y1="14.066cm" svg:x2="20.334cm" svg:y2="14.066cm">
          <text:p/>
        </draw:line>
        <draw:frame draw:style-name="gr9" draw:text-style-name="P4" draw:layer="layout" svg:width="2.5cm" svg:height="1.1cm" svg:x="17.6cm" svg:y="13.657cm">
          <draw:text-box>
            <text:p><text:span text:style-name="T2">Plateau</text:span></text:p>
          </draw:text-box>
        </draw:frame>
        <draw:line draw:style-name="gr2" draw:text-style-name="P3" draw:layer="layout" svg:x1="36.6cm" svg:y1="12.934cm" svg:x2="37.6cm" svg:y2="12.934cm">
          <text:p/>
        </draw:line>
        <draw:frame draw:style-name="gr7" draw:text-style-name="P4" draw:layer="layout" svg:width="2.2cm" svg:height="1.251cm" svg:x="37.6cm" svg:y="12.526cm">
          <draw:text-box>
            <text:p><text:span text:style-name="T2">Booléen</text:span></text:p>
          </draw:text-box>
        </draw:frame>
        <draw:line draw:style-name="gr2" draw:text-style-name="P3" draw:layer="layout" svg:x1="36.9cm" svg:y1="15.925cm" svg:x2="37.9cm" svg:y2="15.925cm">
          <text:p/>
        </draw:line>
        <draw:frame draw:style-name="gr5" draw:text-style-name="P4" draw:layer="layout" svg:width="1.734cm" svg:height="0.807cm" svg:x="37.8cm" svg:y="15.517cm">
          <draw:text-box>
            <text:p><text:span text:style-name="T2">Coups</text:span></text:p>
          </draw:text-box>
        </draw:frame>
        <draw:line draw:style-name="gr2" draw:text-style-name="P3" draw:layer="layout" svg:x1="17.966cm" svg:y1="9.715cm" svg:x2="18.966cm" svg:y2="9.715cm">
          <text:p/>
        </draw:line>
        <draw:frame draw:style-name="gr8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2" draw:text-style-name="P3" draw:layer="layout" svg:x1="24.3cm" svg:y1="14.057cm" svg:x2="25.3cm" svg:y2="14.057cm">
          <text:p/>
        </draw:line>
        <draw:frame draw:style-name="gr7" draw:text-style-name="P4" draw:layer="layout" svg:width="2.2cm" svg:height="1.251cm" svg:x="25.3cm" svg:y="13.649cm">
          <draw:text-box>
            <text:p><text:span text:style-name="T2">Booléen</text:span></text:p>
          </draw:text-box>
        </draw:frame>
        <draw:line draw:style-name="gr2" draw:text-style-name="P3" draw:layer="layout" svg:x1="5.6cm" svg:y1="9.8cm" svg:x2="6.6cm" svg:y2="9.8cm">
          <text:p/>
        </draw:line>
        <draw:frame draw:style-name="gr8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2" draw:text-style-name="P3" draw:layer="layout" svg:x1="17.8cm" svg:y1="3.6cm" svg:x2="18.8cm" svg:y2="3.6cm">
          <text:p/>
        </draw:line>
        <draw:line draw:style-name="gr2" draw:text-style-name="P3" draw:layer="layout" svg:x1="17.8cm" svg:y1="4cm" svg:x2="18.8cm" svg:y2="4cm">
          <text:p/>
        </draw:line>
        <draw:line draw:style-name="gr2" draw:text-style-name="P3" draw:layer="layout" svg:x1="17.8cm" svg:y1="4.4cm" svg:x2="18.8cm" svg:y2="4.4cm">
          <text:p/>
        </draw:line>
        <draw:frame draw:style-name="gr10" draw:text-style-name="P4" draw:layer="layout" svg:width="5.8cm" svg:height="1.3cm" svg:x="13cm" svg:y="3.1cm">
          <draw:text-box>
            <text:p><text:span text:style-name="T2">Procedure (AfficherPlateau)</text:span></text:p>
          </draw:text-box>
        </draw:frame>
        <draw:frame draw:style-name="gr11" draw:text-style-name="P4" draw:layer="layout" svg:width="5.5cm" svg:height="1.249cm" svg:x="13.3cm" svg:y="3.552cm">
          <draw:text-box>
            <text:p><text:span text:style-name="T2">Fonction (obtenirCoupJ2)</text:span></text:p>
          </draw:text-box>
        </draw:frame>
        <draw:frame draw:style-name="gr11" draw:text-style-name="P4" draw:layer="layout" svg:width="5.5cm" svg:height="1.249cm" svg:x="13.3cm" svg:y="3.953cm">
          <draw:text-box>
            <text:p><text:span text:style-name="T2">Fonction (obtenirCoupJ1)</text:span></text:p>
          </draw:text-box>
        </draw:frame>
        <draw:frame draw:style-name="gr6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" draw:text-style-name="P2" xml:id="id8" draw:id="id8" draw:layer="layout" svg:width="4cm" svg:height="1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cm" svg:y1="4.3cm" svg:x2="23.6cm" svg:y2="6.5cm" draw:start-shape="id1" draw:start-glue-point="2" draw:end-shape="id8" draw:end-glue-point="0" svg:d="M20800 4300l2800 2200" svg:viewBox="0 0 2801 2201">
          <text:p/>
        </draw:connector>
        <draw:connector draw:style-name="gr3" draw:text-style-name="P3" draw:layer="layout" draw:type="line" svg:x1="23.6cm" svg:y1="7.5cm" svg:x2="30.7cm" svg:y2="8.4cm" draw:start-shape="id8" draw:start-glue-point="2" draw:end-shape="id4" draw:end-glue-point="0" svg:d="M23600 7500l7100 900" svg:viewBox="0 0 7101 901">
          <text:p/>
        </draw:connector>
        <draw:connector draw:style-name="gr3" draw:text-style-name="P3" draw:layer="layout" draw:type="line" svg:x1="23.6cm" svg:y1="7.5cm" svg:x2="16cm" svg:y2="9.215cm" draw:start-shape="id8" draw:start-glue-point="2" draw:end-shape="id3" draw:end-glue-point="0" svg:d="M23600 7500l-7600 1715" svg:viewBox="0 0 7601 17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cm" svg:height="0.751cm" svg:x="16.1cm" svg:y="2.701cm">
          <draw:text-box>
            <text:p><text:span text:style-name="T2">Couleur</text:span></text:p>
          </draw:text-box>
        </draw:frame>
        <draw:frame draw:style-name="gr11" draw:text-style-name="P4" draw:layer="layout" svg:width="5.5cm" svg:height="1.249cm" svg:x="13.3cm" svg:y="3.553cm">
          <draw:text-box>
            <text:p><text:span text:style-name="T2">Fonction (obtenirCoupJ2)</text:span></text:p>
          </draw:text-box>
        </draw:frame>
        <draw:line draw:style-name="gr2" draw:text-style-name="P3" draw:layer="layout" svg:x1="20.6cm" svg:y1="6.4cm" svg:x2="21.6cm" svg:y2="6.4cm">
          <text:p/>
        </draw:line>
        <draw:frame draw:style-name="gr6" draw:text-style-name="P4" draw:layer="layout" svg:width="2.5cm" svg:height="0.751cm" svg:x="18.9cm" svg:y="5.9cm">
          <draw:text-box>
            <text:p><text:span text:style-name="T2">Couleur</text:span></text:p>
          </draw:text-box>
        </draw:frame>
        <draw:line draw:style-name="gr2" draw:text-style-name="P3" draw:layer="layout" svg:x1="20.6cm" svg:y1="6.8cm" svg:x2="21.6cm" svg:y2="6.8cm">
          <text:p/>
        </draw:line>
        <draw:line draw:style-name="gr2" draw:text-style-name="P3" draw:layer="layout" svg:x1="20.6cm" svg:y1="7.2cm" svg:x2="21.6cm" svg:y2="7.2cm">
          <text:p/>
        </draw:line>
        <draw:line draw:style-name="gr2" draw:text-style-name="P3" draw:layer="layout" svg:x1="20.6cm" svg:y1="7.6cm" svg:x2="21.6cm" svg:y2="7.6cm">
          <text:p/>
        </draw:line>
        <draw:frame draw:style-name="gr11" draw:text-style-name="P4" draw:layer="layout" svg:width="5.5cm" svg:height="1.249cm" svg:x="16.1cm" svg:y="6.351cm">
          <draw:text-box>
            <text:p><text:span text:style-name="T2">Fonction (AfficherPlateau)</text:span></text:p>
          </draw:text-box>
        </draw:frame>
        <draw:frame draw:style-name="gr11" draw:text-style-name="P4" draw:layer="layout" svg:width="5.5cm" svg:height="1.249cm" svg:x="16.1cm" svg:y="6.752cm">
          <draw:text-box>
            <text:p><text:span text:style-name="T2">Fonction (obtenirCoupJ2)</text:span></text:p>
          </draw:text-box>
        </draw:frame>
        <draw:frame draw:style-name="gr11" draw:text-style-name="P4" draw:layer="layout" svg:width="5.5cm" svg:height="1.249cm" svg:x="16.1cm" svg:y="7.153cm">
          <draw:text-box>
            <text:p><text:span text:style-name="T2">Fonction (obtenirCoupJ1)</text:span></text:p>
          </draw:text-box>
        </draw:frame>
        <draw:frame draw:style-name="gr6" draw:text-style-name="P4" draw:layer="layout" svg:width="2.5cm" svg:height="0.751cm" svg:x="18.9cm" svg:y="5.901cm">
          <draw:text-box>
            <text:p><text:span text:style-name="T2">Couleur</text:span></text:p>
          </draw:text-box>
        </draw:frame>
        <draw:frame draw:style-name="gr11" draw:text-style-name="P4" draw:layer="layout" svg:width="5.5cm" svg:height="1.249cm" svg:x="16.1cm" svg:y="6.753cm">
          <draw:text-box>
            <text:p><text:span text:style-name="T2">Fonction (obtenirCoupJ2)</text:span></text:p>
          </draw:text-box>
        </draw:frame>
        <draw:line draw:style-name="gr2" draw:text-style-name="P3" draw:layer="layout" svg:x1="25.6cm" svg:y1="7.101cm" svg:x2="26.6cm" svg:y2="7.101cm">
          <text:p/>
        </draw:line>
        <draw:frame draw:style-name="gr5" draw:text-style-name="P4" draw:layer="layout" svg:width="3.034cm" svg:height="0.807cm" svg:x="26.566cm" svg:y="6.701cm">
          <draw:text-box>
            <text:p><text:span text:style-name="T2">Couleur</text:span></text:p>
          </draw:text-box>
        </draw:frame>
        <draw:frame draw:style-name="gr12" draw:text-style-name="P4" draw:layer="layout" svg:width="5.3cm" svg:height="0.751cm" svg:x="12.8cm" svg:y="2.3cm">
          <draw:text-box>
            <text:p><text:span text:style-name="T2">Procedure (AfficherResultats)</text:span></text:p>
          </draw:text-box>
        </draw:frame>
        <draw:frame draw:style-name="gr12" draw:text-style-name="P4" draw:layer="layout" svg:width="5.3cm" svg:height="0.751cm" svg:x="15.6cm" svg:y="5.549cm">
          <draw:text-box>
            <text:p><text:span text:style-name="T2">Procedure (AfficherResultats)</text:span></text:p>
          </draw:text-box>
        </draw:frame>
        <draw:line draw:style-name="gr2" draw:text-style-name="P3" draw:layer="layout" svg:x1="20.6cm" svg:y1="6cm" svg:x2="21.6cm" svg:y2="6cm">
          <text:p/>
        </draw:line>
        <draw:line draw:style-name="gr2" draw:text-style-name="P3" draw:layer="layout" svg:x1="17.8cm" svg:y1="2.8cm" svg:x2="18.8cm" svg:y2="2.8cm">
          <text:p/>
        </draw:line>
        <draw:line draw:style-name="gr2" draw:text-style-name="P3" draw:layer="layout" svg:x1="32.7cm" svg:y1="8.9cm" svg:x2="33.7cm" svg:y2="8.9cm">
          <text:p/>
        </draw:line>
        <draw:frame draw:style-name="gr7" draw:text-style-name="P4" draw:layer="layout" svg:width="2.234cm" svg:height="1.251cm" svg:x="33.6cm" svg:y="8.45cm">
          <draw:text-box>
            <text:p><text:span text:style-name="T2">Et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6T15:04:26.224796155</meta:creation-date>
    <dc:date>2019-12-03T12:31:00.002566185</dc:date>
    <meta:editing-duration>PT2H31M36S</meta:editing-duration>
    <meta:editing-cycles>30</meta:editing-cycles>
    <meta:generator>LibreOffice/6.0.7.3$Linux_X86_64 LibreOffice_project/00m0$Build-3</meta:generator>
    <meta:document-statistic meta:object-count="77"/>
  </office:meta>
</office:document-meta>
</file>